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6876" officeooo:paragraph-rsid="001d6876"/>
    </style:style>
    <style:style style:name="P2" style:family="paragraph" style:parent-style-name="Standard">
      <style:text-properties officeooo:rsid="001eed37" officeooo:paragraph-rsid="001eed37"/>
    </style:style>
    <style:style style:name="P3" style:family="paragraph" style:parent-style-name="Standard">
      <style:text-properties officeooo:rsid="001f8455" officeooo:paragraph-rsid="001f8455"/>
    </style:style>
    <style:style style:name="P4" style:family="paragraph" style:parent-style-name="Standard">
      <style:text-properties officeooo:paragraph-rsid="001f8455"/>
    </style:style>
    <style:style style:name="P5" style:family="paragraph" style:parent-style-name="Standard">
      <style:text-properties officeooo:rsid="0021bda9" officeooo:paragraph-rsid="0021bda9"/>
    </style:style>
    <style:style style:name="T1" style:family="text">
      <style:text-properties officeooo:rsid="001f84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Adamczak 46019</text:p>
      <text:p text:style-name="P1"/>
      <text:p text:style-name="P1">zad1</text:p>
      <text:p text:style-name="P1">Kanban to metodyka zarządzania która pomaga wizualizować zadania natomiast Scrum to metodyka która pomaga zaplanować harmonogram i zadania zespołowi.</text:p>
      <text:p text:style-name="P1"/>
      <text:p text:style-name="P1">Zad2</text:p>
      <text:p text:style-name="P1">Git feach aktualizuje dane do lokalnego repozutorium</text:p>
      <text:p text:style-name="P1">Git pull aktualizuje lokalne repozytorium i jej kopi roboczych</text:p>
      <text:p text:style-name="P1"/>
      <text:p text:style-name="P1">zad3</text:p>
      <text:p text:style-name="P2">Rebase tworzy prostą liniową strukturę w zamian modyfikuje historię zmian,</text:p>
      <text:p text:style-name="P2">Marge tworzy nowy commit, łącząc rozwidlenia ale tworzy nie liniową strukturę</text:p>
      <text:p text:style-name="P2"/>
      <text:p text:style-name="P2">zad4</text:p>
      <text:p text:style-name="P2">-podgląd zmian w poczekalni – git diff --staget</text:p>
      <text:p text:style-name="P2">-podgląd zmian poza poczekalnią – git diff</text:p>
      <text:p text:style-name="P2">-status śledzonych plików – git status</text:p>
      <text:p text:style-name="P2">-nazwa brancha na którym aktualnie się znajdujemy – git branch</text:p>
      <text:p text:style-name="P2">-podgląd historii commitów – <text:span text:style-name="T1">git log</text:span></text:p>
      <text:p text:style-name="P2">-<text:span text:style-name="T1">utworzenie etykiety o dowolnej nazwie – git tag</text:span></text:p>
      <text:p text:style-name="P2"/>
      <text:p text:style-name="P3">zad5</text:p>
      <text:p text:style-name="P3">git config --global user.name „Name”</text:p>
      <text:p text:style-name="P3">git config --global user.email „Email”</text:p>
      <text:p text:style-name="P3">ssh-keygen -t rsa -C „email”</text:p>
      <text:p text:style-name="P3">pbcopy &lt; ~/.ssh/id_rsa.pub</text:p>
      <text:p text:style-name="P4"><text:span text:style-name="T1">ssh -T git@github.com</text:span></text:p>
      <text:p text:style-name="P3">git init</text:p>
      <text:p text:style-name="P3">git add</text:p>
      <text:p text:style-name="P3">git add .gitignore</text:p>
      <text:p text:style-name="P3">git commit</text:p>
      <text:p text:style-name="P3"/>
      <text:p text:style-name="P3">zad6</text:p>
      <text:p text:style-name="P3">git stash</text:p>
      <text:p text:style-name="P3">git checkout task30</text:p>
      <text:p text:style-name="P3">git checkout task31</text:p>
      <text:p text:style-name="P3">git stash pop</text:p>
      <text:p text:style-name="P3"/>
      <text:p text:style-name="P3">zad7</text:p>
      <text:p text:style-name="P5">git checkout task30</text:p>
      <text:p text:style-name="P5">git push main task30</text:p>
      <text:p text:style-name="P5">git commit -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2T11:40:11.521124637</meta:creation-date>
    <dc:date>2022-06-12T12:16:13.802354789</dc:date>
    <meta:editing-duration>PT5M1S</meta:editing-duration>
    <meta:editing-cycles>2</meta:editing-cycles>
    <meta:generator>LibreOffice/7.2.7.2$Linux_X86_64 LibreOffice_project/20$Build-2</meta:generator>
    <meta:document-statistic meta:table-count="0" meta:image-count="0" meta:object-count="0" meta:page-count="1" meta:paragraph-count="35" meta:word-count="159" meta:character-count="1040" meta:non-whitespace-character-count="913"/>
  </office:meta>
</office:document-meta>
</file>